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03cm"/>
      <style:text-properties fo:color="#000000" loext:opacity="100%" fo:font-size="13pt" style:text-underline-style="none" fo:font-weight="normal" officeooo:rsid="001e5788" officeooo:paragraph-rsid="001e5788" fo:background-color="#ffffff" style:font-size-asian="13pt" style:font-weight-asian="normal" style:font-size-complex="13pt" style:font-weight-complex="normal"/>
    </style:style>
    <style:style style:name="P2" style:family="paragraph" style:parent-style-name="Preformatted_20_Text">
      <style:text-properties fo:color="#000000" loext:opacity="100%" style:font-name="Liberation Serif" fo:font-size="13pt" fo:background-color="#ffffff" style:font-size-asian="13pt" style:font-size-complex="13pt"/>
    </style:style>
    <style:style style:name="P3" style:family="paragraph" style:parent-style-name="Standard">
      <style:paragraph-properties style:line-height-at-least="0.503cm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1e5788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1e5788" fo:background-color="transparent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3pt" fo:font-weight="normal" officeooo:paragraph-rsid="001e5788" fo:background-color="transparent" style:font-size-asian="13pt" style:font-size-complex="13pt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1edb2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5788" officeooo:paragraph-rsid="001e578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 fo:text-align="start" style:justify-single-word="false"/>
      <style:text-properties style:use-window-font-color="true" loext:opacity="0%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1edb2a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1e5788" officeooo:paragraph-rsid="001e5788" fo:background-color="transparent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0d75" officeooo:paragraph-rsid="00200d7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00d75" officeooo:paragraph-rsid="00200d75" style:font-size-asian="15pt" style:font-weight-asian="bold" style:font-size-complex="15pt" style:font-weight-complex="bold"/>
    </style:style>
    <style:style style:name="T1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fo:font-size="15pt" fo:font-style="normal" style:text-underline-style="solid" style:text-underline-width="auto" style:text-underline-color="font-color" fo:font-weight="bold" officeooo:rsid="001e5788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1e5788" style:font-size-asian="15pt" style:font-weight-asian="bold" style:font-size-complex="15pt" style:font-weight-complex="bold"/>
    </style:style>
    <style:style style:name="T5" style:family="text">
      <style:text-properties officeooo:rsid="00200d75"/>
    </style:style>
    <style:style style:name="T6" style:family="text">
      <style:text-properties officeooo:rsid="0021a7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HWAITH K P</text:p>
      <text:p text:style-name="P6">S5 AIML</text:p>
      <text:p text:style-name="P6">ROLL NO 03</text:p>
      <text:p text:style-name="P9"><text:span text:style-name="T6">07</text:span>-0<text:span text:style-name="T5">8</text:span>-2024</text:p>
      <text:p text:style-name="P7">EXPERIMENT NO <text:span text:style-name="T5">3</text:span></text:p>
      <text:p text:style-name="P19">STATE SPACE SEARCH ALGORITHM</text:p>
      <text:p text:style-name="P7"/>
      <text:p text:style-name="P8">AIM</text:p>
      <text:p text:style-name="P18">To implement state space search algorithms like BFS and DFS.</text:p>
      <text:p text:style-name="P10"/>
      <text:p text:style-name="P8">PROGRAM</text:p>
      <text:p text:style-name="P17">from collections import deque</text:p>
      <text:p text:style-name="P17"/>
      <text:p text:style-name="P17">def bfs(adj_list,startnode,visit,goal):</text:p>
      <text:p text:style-name="P17"><text:s text:c="4"/>q = deque()</text:p>
      <text:p text:style-name="P17"><text:s text:c="4"/>visit[startnode]=True</text:p>
      <text:p text:style-name="P17"><text:s text:c="4"/>q.append(startnode)</text:p>
      <text:p text:style-name="P17"><text:s text:c="4"/>path=[]</text:p>
      <text:p text:style-name="P17"><text:s text:c="4"/>while q:</text:p>
      <text:p text:style-name="P17"><text:s text:c="8"/>node = q.popleft()</text:p>
      <text:p text:style-name="P17"><text:s text:c="8"/>path.append(node)</text:p>
      <text:p text:style-name="P17"><text:s text:c="8"/>for i in adj_list[node]:</text:p>
      <text:p text:style-name="P17"><text:s text:c="12"/>if visit[i]==False:</text:p>
      <text:p text:style-name="P17"><text:s text:c="16"/>q.append(i)</text:p>
      <text:p text:style-name="P17"><text:s text:c="16"/>visit[i]=True</text:p>
      <text:p text:style-name="P17"><text:s text:c="4"/>if goal in path:</text:p>
      <text:p text:style-name="P17"><text:s text:c="8"/>for i <text:s/>in path:</text:p>
      <text:p text:style-name="P17"><text:s text:c="12"/>print(i,end="")</text:p>
      <text:p text:style-name="P17"><text:s text:c="12"/>if i==goal:</text:p>
      <text:p text:style-name="P17"><text:s text:c="16"/>print("\n goal found")</text:p>
      <text:p text:style-name="P17"><text:s text:c="16"/>break</text:p>
      <text:p text:style-name="P17"><text:s text:c="12"/>print("--&gt;",end="")</text:p>
      <text:p text:style-name="P17"><text:s text:c="4"/>else:</text:p>
      <text:p text:style-name="P17"><text:s text:c="8"/>print("goal not found")</text:p>
      <text:p text:style-name="P17"/>
      <text:p text:style-name="P17"/>
      <text:p text:style-name="P17">def dfsa(adj_list,startnode,visited,path):</text:p>
      <text:p text:style-name="P17"><text:s text:c="4"/>visited.append(startnode)</text:p>
      <text:p text:style-name="P17"><text:s text:c="4"/>path.append(startnode)</text:p>
      <text:p text:style-name="P17"><text:s text:c="4"/>for i in adj_list[startnode]:</text:p>
      <text:p text:style-name="P17"><text:s text:c="8"/>if i not in visited:</text:p>
      <text:p text:style-name="P17"><text:s text:c="12"/>dfsa(adj_list,i,visited,path)</text:p>
      <text:p text:style-name="P17"><text:s text:c="4"/></text:p>
      <text:p text:style-name="P17">def dfs(adj_list,startnode,goal):</text:p>
      <text:p text:style-name="P17"><text:soft-page-break/><text:s text:c="4"/>v=deque()</text:p>
      <text:p text:style-name="P17"><text:s text:c="4"/>path=[]</text:p>
      <text:p text:style-name="P17"><text:s text:c="4"/>dfsa(adj_list,startnode,v,path)</text:p>
      <text:p text:style-name="P17"><text:s text:c="4"/>if goal in path:</text:p>
      <text:p text:style-name="P17"><text:s text:c="8"/>for i <text:s/>in path:</text:p>
      <text:p text:style-name="P17"><text:s text:c="12"/>print(i,end="")</text:p>
      <text:p text:style-name="P17"><text:s text:c="12"/>if i==goal:</text:p>
      <text:p text:style-name="P17"><text:s text:c="16"/>print("\n goal found")</text:p>
      <text:p text:style-name="P17"><text:s text:c="16"/>break</text:p>
      <text:p text:style-name="P17"><text:s text:c="12"/>print("--&gt;",end="")</text:p>
      <text:p text:style-name="P17"><text:s text:c="4"/>else:</text:p>
      <text:p text:style-name="P17"><text:s text:c="8"/>print("goal not found")</text:p>
      <text:p text:style-name="P17"/>
      <text:p text:style-name="P17"/>
      <text:p text:style-name="P17">n=int(input("enter the number of the nodes :"))</text:p>
      <text:p text:style-name="P17">adj_list=[[]for i in range(n)]</text:p>
      <text:p text:style-name="P17">for i in range(n):</text:p>
      <text:p text:style-name="P17"><text:s text:c="4"/></text:p>
      <text:p text:style-name="P17"><text:s text:c="4"/>m=int(input(f"enter no of the neighbouirng edges of {i}"))</text:p>
      <text:p text:style-name="P17"><text:s text:c="4"/>print(f"enter the neighbouring edges of {i}")</text:p>
      <text:p text:style-name="P17"><text:s text:c="4"/>for j in range(m):</text:p>
      <text:p text:style-name="P17"><text:s text:c="7"/></text:p>
      <text:p text:style-name="P17"><text:s text:c="8"/>p=int(input())</text:p>
      <text:p text:style-name="P17"><text:s text:c="8"/>adj_list[i].append(p)</text:p>
      <text:p text:style-name="P17">print(adj_list)</text:p>
      <text:p text:style-name="P17">visit=[False]*n</text:p>
      <text:p text:style-name="P17">st=int(input("enter the start node :"))</text:p>
      <text:p text:style-name="P17">g=int(input("enter the goal node :"))</text:p>
      <text:p text:style-name="P17">bfs(adj_list,st,visit,g)</text:p>
      <text:p text:style-name="P17">dfs(adj_list,st,g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33:46.770358547</meta:creation-date>
    <dc:date>2024-08-22T12:29:04.520679485</dc:date>
    <meta:editing-duration>PT21M7S</meta:editing-duration>
    <meta:editing-cycles>5</meta:editing-cycles>
    <meta:generator>LibreOffice/7.3.7.2$Linux_X86_64 LibreOffice_project/30$Build-2</meta:generator>
    <meta:print-date>2024-08-22T12:24:40.179130519</meta:print-date>
    <meta:document-statistic meta:table-count="0" meta:image-count="0" meta:object-count="0" meta:page-count="2" meta:paragraph-count="67" meta:word-count="164" meta:character-count="1655" meta:non-whitespace-character-count="1196"/>
  </office:meta>
</office:document-meta>
</file>